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79f" officeooo:paragraph-rsid="0008379f"/>
    </style:style>
    <style:style style:name="T1" style:family="text">
      <style:text-properties officeooo:rsid="0008379f"/>
    </style:style>
    <style:style style:name="T2" style:family="text">
      <style:text-properties fo:font-size="18pt" officeooo:rsid="0008379f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8379f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1"/><text:span text:style-name="T4">JAVA interview Questions</text:span></text:p>
      <text:p text:style-name="Standard"/>
      <text:p text:style-name="Standard"/>
      <text:p text:style-name="Standard"/>
      <text:p text:style-name="P1"><text:span text:style-name="T3">1.</text:span></text:p>
      <text:p text:style-name="P1"><text:span text:style-name="T3">public class Foo </text:span></text:p>
      <text:p text:style-name="P1"><text:span text:style-name="T3">{ <text:s/></text:span></text:p>
      <text:p text:style-name="P1"><text:span text:style-name="T3"><text:s text:c="4"/>public static void main(String[] args) </text:span></text:p>
      <text:p text:style-name="P1"><text:span text:style-name="T3"><text:s text:c="4"/>{</text:span></text:p>
      <text:p text:style-name="P1"><text:span text:style-name="T3"><text:s text:c="8"/>try </text:span></text:p>
      <text:p text:style-name="P1"><text:span text:style-name="T3"><text:s text:c="8"/>{ </text:span></text:p>
      <text:p text:style-name="P1"><text:span text:style-name="T3"><text:s text:c="12"/>return; </text:span></text:p>
      <text:p text:style-name="P1"><text:span text:style-name="T3"><text:s text:c="8"/>} </text:span></text:p>
      <text:p text:style-name="P1"><text:span text:style-name="T3"><text:s text:c="8"/>finally </text:span></text:p>
      <text:p text:style-name="P1"><text:span text:style-name="T3"><text:s text:c="8"/>{</text:span></text:p>
      <text:p text:style-name="P1"><text:span text:style-name="T3"><text:s text:c="12"/>System.out.println( "Finally" ); </text:span></text:p>
      <text:p text:style-name="P1"><text:span text:style-name="T3"><text:s text:c="8"/>} </text:span></text:p>
      <text:p text:style-name="P1"><text:span text:style-name="T3"><text:s text:c="4"/>} </text:span></text:p>
      <text:p text:style-name="P1"><text:span text:style-name="T3">}</text:span></text:p>
      <text:p text:style-name="P1"><text:span text:style-name="T3"></text:span></text:p>
      <text:p text:style-name="P1"><text:span text:style-name="T3">A. <text:tab/>Finally</text:span></text:p>
      <text:p text:style-name="P1"><text:span text:style-name="T3">B. <text:tab/>Compilation fails.</text:span></text:p>
      <text:p text:style-name="P1"><text:span text:style-name="T3">C. <text:tab/>The code runs with no output.</text:span></text:p>
      <text:p text:style-name="P1"><text:span text:style-name="T3">D. <text:tab/>An exception is thrown at runtime.</text:span></text:p>
      <text:p text:style-name="P1"><text:span text:style-name="T3"></text:span></text:p>
      <text:p text:style-name="P1"><text:span text:style-name="T3"></text:span></text:p>
      <text:p text:style-name="P1"><text:span text:style-name="T3">Ans: <text:s/>A</text:span></text:p>
      <text:p text:style-name="P1"><text:span text:style-name="T3"></text:span></text:p>
      <text:p text:style-name="P1"><text:span text:style-name="T3">2.</text:span></text:p>
      <text:p text:style-name="P1"><text:span text:style-name="T3"></text:span></text:p>
      <text:p text:style-name="P1"><text:span text:style-name="T3">try </text:span></text:p>
      <text:p text:style-name="P1"><text:span text:style-name="T3">{ </text:span></text:p>
      <text:p text:style-name="P1"><text:span text:style-name="T3"><text:s text:c="4"/>int x = 0; </text:span></text:p>
      <text:p text:style-name="P1"><text:span text:style-name="T3"><text:s text:c="4"/>int y = 5 / x; </text:span></text:p>
      <text:p text:style-name="P1"><text:span text:style-name="T3">} </text:span></text:p>
      <text:p text:style-name="P1"><text:span text:style-name="T3">catch (Exception e) </text:span></text:p>
      <text:p text:style-name="P1"><text:soft-page-break/><text:span text:style-name="T3">{</text:span></text:p>
      <text:p text:style-name="P1"><text:span text:style-name="T3"><text:s text:c="4"/>System.out.println("Exception"); </text:span></text:p>
      <text:p text:style-name="P1"><text:span text:style-name="T3">} </text:span></text:p>
      <text:p text:style-name="P1"><text:span text:style-name="T3">catch (ArithmeticException ae) </text:span></text:p>
      <text:p text:style-name="P1"><text:span text:style-name="T3">{</text:span></text:p>
      <text:p text:style-name="P1"><text:span text:style-name="T3"><text:s text:c="4"/>System.out.println(" Arithmetic Exception"); </text:span></text:p>
      <text:p text:style-name="P1"><text:span text:style-name="T3">} </text:span></text:p>
      <text:p text:style-name="P1"><text:span text:style-name="T3">System.out.println("finished");</text:span></text:p>
      <text:p text:style-name="P1"><text:span text:style-name="T3"></text:span></text:p>
      <text:p text:style-name="P1"><text:span text:style-name="T3">A. <text:tab/>finished<text:tab/>B. <text:tab/>Exception</text:span></text:p>
      <text:p text:style-name="P1"><text:span text:style-name="T3">C. <text:tab/>Compilation fails.<text:tab/>D. <text:tab/>Arithmetic Exception</text:span></text:p>
      <text:p text:style-name="P1"><text:span text:style-name="T3"></text:span></text:p>
      <text:p text:style-name="P1"><text:span text:style-name="T3"></text:span></text:p>
      <text:p text:style-name="P1"><text:span text:style-name="T3">Ans: C</text:span></text:p>
      <text:p text:style-name="P1"><text:span text:style-name="T3"></text:span></text:p>
      <text:p text:style-name="P1"><text:span text:style-name="T3"></text:span></text:p>
      <text:p text:style-name="P1"><text:span text:style-name="T3">3.</text:span></text:p>
      <text:p text:style-name="P1"><text:span text:style-name="T3"></text:span></text:p>
      <text:p text:style-name="P1"><text:span text:style-name="T3"><text:s/><text:tab/></text:span></text:p>
      <text:p text:style-name="P1"><text:span text:style-name="T3"></text:span></text:p>
      <text:p text:style-name="P1"><text:span text:style-name="T3">Which three form part of correct array declarations?</text:span></text:p>
      <text:p text:style-name="P1"><text:span text:style-name="T3"></text:span></text:p>
      <text:p text:style-name="P1"><text:span text:style-name="T3"><text:s text:c="4"/>public int a [ ]</text:span></text:p>
      <text:p text:style-name="P1"><text:span text:style-name="T3"><text:s text:c="4"/>static int [ ] a</text:span></text:p>
      <text:p text:style-name="P1"><text:span text:style-name="T3"><text:s text:c="4"/>public [ ] int a</text:span></text:p>
      <text:p text:style-name="P1"><text:span text:style-name="T3"><text:s text:c="4"/>private int a [3]</text:span></text:p>
      <text:p text:style-name="P1"><text:span text:style-name="T3"><text:s text:c="4"/>private int [3] a [ ]</text:span></text:p>
      <text:p text:style-name="P1"><text:span text:style-name="T3"><text:s text:c="4"/>public final int [ ] a</text:span></text:p>
      <text:p text:style-name="P1"><text:span text:style-name="T3">A. <text:tab/>1, 3, 4<text:tab/>B. <text:tab/>2, 4, 5</text:span></text:p>
      <text:p text:style-name="P1"><text:span text:style-name="T3">C. <text:tab/>1, 2, 6<text:tab/>D. <text:tab/>2, 5, 6</text:span></text:p>
      <text:p text:style-name="P1"><text:span text:style-name="T3"></text:span></text:p>
      <text:p text:style-name="P1"><text:span text:style-name="T3">Ans: C</text:span></text:p>
      <text:p text:style-name="P1"><text:span text:style-name="T3"></text:span></text:p>
      <text:p text:style-name="P1"><text:span text:style-name="T3">4.</text:span></text:p>
      <text:p text:style-name="P1"><text:span text:style-name="T3"></text:span></text:p>
      <text:p text:style-name="P1"><text:soft-page-break/><text:span text:style-name="T3">class Test </text:span></text:p>
      <text:p text:style-name="P1"><text:span text:style-name="T3">{</text:span></text:p>
      <text:p text:style-name="P1"><text:span text:style-name="T3"><text:s text:c="4"/>static int s;</text:span></text:p>
      <text:p text:style-name="P1"><text:span text:style-name="T3"><text:s text:c="4"/>public static void main(String [] args) </text:span></text:p>
      <text:p text:style-name="P1"><text:span text:style-name="T3"><text:s text:c="4"/>{</text:span></text:p>
      <text:p text:style-name="P1"><text:span text:style-name="T3"><text:s text:c="8"/>Test p = new Test();</text:span></text:p>
      <text:p text:style-name="P1"><text:span text:style-name="T3"><text:s text:c="8"/>p.start();</text:span></text:p>
      <text:p text:style-name="P1"><text:span text:style-name="T3"><text:s text:c="8"/>System.out.println(s);</text:span></text:p>
      <text:p text:style-name="P1"><text:span text:style-name="T3"><text:s text:c="4"/>}</text:span></text:p>
      <text:p text:style-name="P1"><text:span text:style-name="T3"></text:span></text:p>
      <text:p text:style-name="P1"><text:span text:style-name="T3"><text:s text:c="4"/>void start() </text:span></text:p>
      <text:p text:style-name="P1"><text:span text:style-name="T3"><text:s text:c="4"/>{</text:span></text:p>
      <text:p text:style-name="P1"><text:span text:style-name="T3"><text:s text:c="8"/>int x = 7;</text:span></text:p>
      <text:p text:style-name="P1"><text:span text:style-name="T3"><text:s text:c="8"/>twice(x);</text:span></text:p>
      <text:p text:style-name="P1"><text:span text:style-name="T3"><text:s text:c="8"/>System.out.print(x + " ");</text:span></text:p>
      <text:p text:style-name="P1"><text:span text:style-name="T3"><text:s text:c="4"/>}</text:span></text:p>
      <text:p text:style-name="P1"><text:span text:style-name="T3"></text:span></text:p>
      <text:p text:style-name="P1"><text:span text:style-name="T3"><text:s text:c="4"/>void twice(int x) </text:span></text:p>
      <text:p text:style-name="P1"><text:span text:style-name="T3"><text:s text:c="4"/>{</text:span></text:p>
      <text:p text:style-name="P1"><text:span text:style-name="T3"><text:s text:c="8"/>x = x*2;</text:span></text:p>
      <text:p text:style-name="P1"><text:span text:style-name="T3"><text:s text:c="8"/>s = x;</text:span></text:p>
      <text:p text:style-name="P1"><text:span text:style-name="T3"><text:s text:c="4"/>}</text:span></text:p>
      <text:p text:style-name="P1"><text:span text:style-name="T3">}</text:span></text:p>
      <text:p text:style-name="P1"><text:span text:style-name="T3"></text:span></text:p>
      <text:p text:style-name="P1"><text:span text:style-name="T3">A. <text:tab/>7 7<text:tab/>B. <text:tab/>7 14</text:span></text:p>
      <text:p text:style-name="P1"><text:span text:style-name="T3">C. <text:tab/>14 0<text:tab/>D. <text:tab/>14 14</text:span></text:p>
      <text:p text:style-name="P1"><text:span text:style-name="T3"></text:span></text:p>
      <text:p text:style-name="P1"><text:span text:style-name="T3">Answer: Option B</text:span></text:p>
      <text:p text:style-name="P1"><text:span text:style-name="T3"></text:span></text:p>
      <text:p text:style-name="P1"><text:span text:style-name="T3">5.</text:span></text:p>
      <text:p text:style-name="P1"><text:span text:style-name="T3">public class Test </text:span></text:p>
      <text:p text:style-name="P1"><text:span text:style-name="T3">{ </text:span></text:p>
      <text:p text:style-name="P1"><text:span text:style-name="T3"><text:s text:c="4"/>public static void main (String args[]) </text:span></text:p>
      <text:p text:style-name="P1"><text:span text:style-name="T3"><text:s text:c="4"/>{</text:span></text:p>
      <text:p text:style-name="P1"><text:span text:style-name="T3"><text:s text:c="8"/>String str = NULL; </text:span></text:p>
      <text:p text:style-name="P1"><text:soft-page-break/><text:span text:style-name="T3"><text:s text:c="8"/>System.out.println(str); </text:span></text:p>
      <text:p text:style-name="P1"><text:span text:style-name="T3"><text:s text:c="4"/>} </text:span></text:p>
      <text:p text:style-name="P1"><text:span text:style-name="T3">}</text:span></text:p>
      <text:p text:style-name="P1"><text:span text:style-name="T3"></text:span></text:p>
      <text:p text:style-name="P1"><text:span text:style-name="T3">A. <text:tab/>NULL</text:span></text:p>
      <text:p text:style-name="P1"><text:span text:style-name="T3">B. <text:tab/>Compile Error</text:span></text:p>
      <text:p text:style-name="P1"><text:span text:style-name="T3">C. <text:tab/>Code runs but no output</text:span></text:p>
      <text:p text:style-name="P1"><text:span text:style-name="T3">D. <text:tab/>Runtime Exception</text:span></text:p>
      <text:p text:style-name="P1"><text:span text:style-name="T3"></text:span></text:p>
      <text:p text:style-name="P1"><text:span text:style-name="T3">Ans: B</text:span></text:p>
      <text:p text:style-name="P1"><text:span text:style-name="T3"></text:span></text:p>
      <text:p text:style-name="P1"><text:span text:style-name="T3">6.</text:span></text:p>
      <text:p text:style-name="P1"><text:span text:style-name="T3">Which of these keywords is used to prevent content of a variable from being modified?</text:span></text:p>
      <text:p text:style-name="P1"><text:span text:style-name="T3">a) final</text:span></text:p>
      <text:p text:style-name="P1"><text:span text:style-name="T3">b) last</text:span></text:p>
      <text:p text:style-name="P1"><text:span text:style-name="T3">c) constant</text:span></text:p>
      <text:p text:style-name="P1"><text:span text:style-name="T3">d) static</text:span></text:p>
      <text:p text:style-name="P1"><text:span text:style-name="T3"></text:span></text:p>
      <text:p text:style-name="P1"><text:span text:style-name="T3">Answer: a</text:span></text:p>
      <text:p text:style-name="P1"><text:span text:style-name="T3"></text:span></text:p>
      <text:p text:style-name="P1"><text:span text:style-name="T3">7.</text:span></text:p>
      <text:p text:style-name="P1"><text:span text:style-name="T3"><text:s text:c="8"/>import java.util.*;</text:span></text:p>
      <text:p text:style-name="P1"><text:span text:style-name="T3"></text:span></text:p>
      <text:p text:style-name="P1"><text:span text:style-name="T3"><text:s text:c="8"/>class Arraylist {</text:span></text:p>
      <text:p text:style-name="P1"><text:span text:style-name="T3"></text:span></text:p>
      <text:p text:style-name="P1"><text:span text:style-name="T3"><text:s text:c="12"/>public static void main(String args[]) {</text:span></text:p>
      <text:p text:style-name="P1"><text:span text:style-name="T3"></text:span></text:p>
      <text:p text:style-name="P1"><text:span text:style-name="T3"><text:s text:c="16"/>ArrayList obj = new ArrayList();</text:span></text:p>
      <text:p text:style-name="P1"><text:span text:style-name="T3"></text:span></text:p>
      <text:p text:style-name="P1"><text:span text:style-name="T3"><text:s text:c="16"/>obj.add("A");</text:span></text:p>
      <text:p text:style-name="P1"><text:span text:style-name="T3"></text:span></text:p>
      <text:p text:style-name="P1"><text:span text:style-name="T3"><text:s text:c="16"/>obj.add("B");</text:span></text:p>
      <text:p text:style-name="P1"><text:span text:style-name="T3"></text:span></text:p>
      <text:p text:style-name="P1"><text:span text:style-name="T3"><text:s text:c="16"/>obj.add("C");</text:span></text:p>
      <text:p text:style-name="P1"><text:soft-page-break/><text:span text:style-name="T3"></text:span></text:p>
      <text:p text:style-name="P1"><text:span text:style-name="T3"><text:s text:c="16"/>obj.add(1, "D");</text:span></text:p>
      <text:p text:style-name="P1"><text:span text:style-name="T3"></text:span></text:p>
      <text:p text:style-name="P1"><text:span text:style-name="T3"><text:s text:c="16"/>System.out.println(obj);</text:span></text:p>
      <text:p text:style-name="P1"><text:span text:style-name="T3"></text:span></text:p>
      <text:p text:style-name="P1"><text:span text:style-name="T3"><text:s text:c="12"/>}</text:span></text:p>
      <text:p text:style-name="P1"><text:span text:style-name="T3"></text:span></text:p>
      <text:p text:style-name="P1"><text:span text:style-name="T3"><text:s text:c="8"/>}</text:span></text:p>
      <text:p text:style-name="P1"><text:span text:style-name="T3"></text:span></text:p>
      <text:p text:style-name="P1"><text:span text:style-name="T3"></text:span></text:p>
      <text:p text:style-name="P1"><text:span text:style-name="T3">a) [A, B, C, D]</text:span></text:p>
      <text:p text:style-name="P1"><text:span text:style-name="T3">b) [A, D, B, C]</text:span></text:p>
      <text:p text:style-name="P1"><text:span text:style-name="T3">c) [A, D, C]</text:span></text:p>
      <text:p text:style-name="P1"><text:span text:style-name="T3">d) [A, B, C]</text:span></text:p>
      <text:p text:style-name="P1"><text:span text:style-name="T3"></text:span></text:p>
      <text:p text:style-name="P1"><text:span text:style-name="T3">Ans: b</text:span></text:p>
      <text:p text:style-name="P1"><text:span text:style-name="T3"></text:span></text:p>
      <text:p text:style-name="P1"><text:span text:style-name="T3"></text:span></text:p>
      <text:p text:style-name="P1"><text:span text:style-name="T3">8. Which of these keywords is used to refer to member of base class from a sub class?</text:span></text:p>
      <text:p text:style-name="P1"><text:span text:style-name="T3">a) upper</text:span></text:p>
      <text:p text:style-name="P1"><text:span text:style-name="T3">b) super</text:span></text:p>
      <text:p text:style-name="P1"><text:span text:style-name="T3">c) this</text:span></text:p>
      <text:p text:style-name="P1"><text:span text:style-name="T3">d) None of the mentioned</text:span></text:p>
      <text:p text:style-name="P1"><text:span text:style-name="T3"></text:span></text:p>
      <text:p text:style-name="P1"><text:span text:style-name="T3">Ans: B</text:span></text:p>
      <text:p text:style-name="P1"><text:span text:style-name="T3"></text:span></text:p>
      <text:p text:style-name="P1"><text:span text:style-name="T3">9.</text:span></text:p>
      <text:p text:style-name="P1"><text:span text:style-name="T3"><text:s/>Name the class that includes the getSession method that is used to get the HttpSession object.</text:span></text:p>
      <text:p text:style-name="P1"><text:span text:style-name="T3"></text:span></text:p>
      <text:p text:style-name="P1"><text:span text:style-name="T3">A. HttpServletRequest</text:span></text:p>
      <text:p text:style-name="P1"><text:span text:style-name="T3">B. HttpServletResponse</text:span></text:p>
      <text:p text:style-name="P1"><text:span text:style-name="T3">C. SessionContext</text:span></text:p>
      <text:p text:style-name="P1"><text:span text:style-name="T3">D. SessionConfig</text:span></text:p>
      <text:p text:style-name="P1"><text:soft-page-break/><text:span text:style-name="T3"></text:span></text:p>
      <text:p text:style-name="P1"><text:span text:style-name="T3">Ans: A</text:span></text:p>
      <text:p text:style-name="P1"><text:span text:style-name="T3"></text:span></text:p>
      <text:p text:style-name="P1"><text:span text:style-name="T3"></text:span></text:p>
      <text:p text:style-name="P1"><text:span text:style-name="T3">10.</text:span></text:p>
      <text:p text:style-name="P1"><text:span text:style-name="T3">The include() method of RequestDispatcher in Servlet</text:span></text:p>
      <text:p text:style-name="P1"><text:span text:style-name="T3"></text:span></text:p>
      <text:p text:style-name="P1"><text:span text:style-name="T3">[A] sends a request to another resource like servlet, jsp or html</text:span></text:p>
      <text:p text:style-name="P1"><text:span text:style-name="T3">[B] includes resource of file like servlet, jsp or html</text:span></text:p>
      <text:p text:style-name="P1"><text:span text:style-name="T3">[C] appends the request and response objects to the current servlet</text:span></text:p>
      <text:p text:style-name="P1"><text:span text:style-name="T3">[D] None of the above</text:span></text:p>
      <text:p text:style-name="P1"><text:span text:style-name="T3"></text:span></text:p>
      <text:p text:style-name="P1"><text:span text:style-name="T3">Ans: 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9:21:18.432293941</meta:creation-date>
    <dc:date>2015-07-06T19:22:13.536170358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6" meta:paragraph-count="183" meta:word-count="420" meta:character-count="2802" meta:non-whitespace-character-count="1836"/>
  </office:meta>
</office:document-meta>
</file>